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67c6b" officeooo:paragraph-rsid="00067c6b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Objets a achetés pour le groupe :</text:p>
      <text:p text:style-name="P1"/>
      <text:p text:style-name="P1">THOMAS</text:p>
      <text:p text:style-name="P1">- https://www.gotronic.fr/art-5-badges-rfid-125-khz-19040.htm</text:p>
      <text:p text:style-name="P1">- https://www.gotronic.fr/art-lecteur-rfid-grove-125-khz-113020002-19038.htm</text:p>
      <text:p text:style-name="P1">- https://www.gotronic.fr/art-electroaimant-grove-101020073-21548.htm</text:p>
      <text:p text:style-name="P1">= 10 Vcc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5T11:02:10.572000000</meta:creation-date>
    <dc:date>2022-04-05T11:12:51.465000000</dc:date>
    <meta:editing-duration>PT10M46S</meta:editing-duration>
    <meta:editing-cycles>2</meta:editing-cycles>
    <meta:generator>LibreOffice/6.1.6.3$Windows_X86_64 LibreOffice_project/5896ab1714085361c45cf540f76f60673dd96a72</meta:generator>
    <meta:document-statistic meta:table-count="0" meta:image-count="0" meta:object-count="0" meta:page-count="1" meta:paragraph-count="6" meta:word-count="17" meta:character-count="253" meta:non-whitespace-character-count="242"/>
  </office:meta>
</office:document-meta>
</file>